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519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9" style:family="paragraph" style:parent-style-name="Standard">
      <style:paragraph-properties style:snap-to-layout-grid="false"/>
      <style:text-properties fo:language="de" fo:country="DE"/>
    </style:style>
    <style:style style:name="P10" style:family="paragraph" style:parent-style-name="Standard">
      <style:paragraph-properties style:snap-to-layout-grid="false"/>
      <style:text-properties fo:language="en" fo:country="US"/>
    </style:style>
    <style:style style:name="P11" style:family="paragraph" style:parent-style-name="Contents_20_header">
      <style:text-properties fo:language="de" fo:country="DE"/>
    </style:style>
    <style:style style:name="P12" style:family="paragraph" style:parent-style-name="Title" style:master-page-name="Standard">
      <style:paragraph-properties style:page-number="auto"/>
      <style:text-properties fo:language="de" fo:country="DE"/>
    </style:style>
    <style:style style:name="P13" style:family="paragraph" style:parent-style-name="Heading_20_2">
      <style:text-properties fo:language="de" fo:country="D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/>
    </style:style>
    <style:style style:name="T4" style:family="text">
      <style:text-properties fo:language="de" fo:country="DE" fo:font-weight="normal" style:font-weight-asian="normal"/>
    </style:style>
    <style:style style:name="T5" style:family="text">
      <style:text-properties fo:language="de" fo:country="DE" style:language-asian="none" style:country-asian="none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19488">
          <text:insertion>
            <office:change-info>
              <dc:creator>Johannes Engelhardt</dc:creator>
              <dc:date>2009-03-23T15:25:00</dc:date>
            </office:change-info>
          </text:insertion>
        </text:changed-region>
        <text:changed-region text:id="ct328719904">
          <text:insertion>
            <office:change-info>
              <dc:creator>Johannes Engelhardt</dc:creator>
              <dc:date>2009-03-23T15:26:00</dc:date>
            </office:change-info>
          </text:insertion>
        </text:changed-region>
        <text:changed-region text:id="ct328721360">
          <text:insertion>
            <office:change-info>
              <dc:creator>Johannes Engelhardt</dc:creator>
              <dc:date>2009-03-23T15:42:00</dc:date>
            </office:change-info>
          </text:insertion>
        </text:changed-region>
        <text:changed-region text:id="ct328721152">
          <text:insertion>
            <office:change-info>
              <dc:creator>Johannes Engelhardt</dc:creator>
              <dc:date>2009-03-23T15:43:00</dc:date>
            </office:change-info>
          </text:insertion>
        </text:changed-region>
        <text:changed-region text:id="ct328720424">
          <text:deletion>
            <office:change-info>
              <dc:creator>Johannes Engelhardt</dc:creator>
              <dc:date>2009-03-23T15:29:00</dc:date>
            </office:change-info>
            <text:p text:style-name="P1"><text:span text:style-name="T1">???</text:span></text:p>
          </text:deletion>
        </text:changed-region>
        <text:changed-region text:id="ct328719280">
          <text:insertion>
            <office:change-info>
              <dc:creator>Johannes Engelhardt</dc:creator>
              <dc:date>2009-03-23T15:29:00</dc:date>
            </office:change-info>
          </text:insertion>
        </text:changed-region>
        <text:changed-region text:id="ct328720008">
          <text:insertion>
            <office:change-info>
              <dc:creator>Johannes Engelhardt</dc:creator>
              <dc:date>2009-03-23T15:30:00</dc:date>
            </office:change-info>
          </text:insertion>
        </text:changed-region>
        <text:changed-region text:id="ct328719696">
          <text:insertion>
            <office:change-info>
              <dc:creator>Johannes Engelhardt</dc:creator>
              <dc:date>2009-03-23T15:30:00</dc:date>
            </office:change-info>
          </text:insertion>
        </text:changed-region>
        <text:changed-region text:id="ct328721568">
          <text:deletion>
            <office:change-info>
              <dc:creator>Johannes Engelhardt</dc:creator>
              <dc:date>2009-03-23T15:31:00</dc:date>
            </office:change-info>
            <text:p text:style-name="P1"><text:span text:style-name="T1">CSS</text:span></text:p>
          </text:deletion>
        </text:changed-region>
        <text:changed-region text:id="ct328721256">
          <text:insertion>
            <office:change-info>
              <dc:creator>Johannes Engelhardt</dc:creator>
              <dc:date>2009-03-23T15:31:00</dc:date>
            </office:change-info>
          </text:insertion>
        </text:changed-region>
        <text:changed-region text:id="ct328721776">
          <text:insertion>
            <office:change-info>
              <dc:creator>Johannes Engelhardt</dc:creator>
              <dc:date>2009-03-23T15:30:00</dc:date>
            </office:change-info>
          </text:insertion>
        </text:changed-region>
        <text:changed-region text:id="ct328719176">
          <text:insertion>
            <office:change-info>
              <dc:creator>Johannes Engelhardt</dc:creator>
              <dc:date>2009-03-23T15:31:00</dc:date>
            </office:change-info>
          </text:insertion>
        </text:changed-region>
        <text:changed-region text:id="ct328720320">
          <text:insertion>
            <office:change-info>
              <dc:creator>Johannes Engelhardt</dc:creator>
              <dc:date>2009-03-23T15:32:00</dc:date>
            </office:change-info>
          </text:insertion>
        </text:changed-region>
        <text:changed-region text:id="ct328720216">
          <text:insertion>
            <office:change-info>
              <dc:creator>Johannes Engelhardt</dc:creator>
              <dc:date>2009-03-23T15:33:00</dc:date>
            </office:change-info>
          </text:insertion>
        </text:changed-region>
        <text:changed-region text:id="ct328721672">
          <text:insertion>
            <office:change-info>
              <dc:creator>Johannes Engelhardt</dc:creator>
              <dc:date>2009-03-23T15:32:00</dc:date>
            </office:change-info>
          </text:insertion>
        </text:changed-region>
        <text:changed-region text:id="ct328720944">
          <text:insertion>
            <office:change-info>
              <dc:creator>Johannes Engelhardt</dc:creator>
              <dc:date>2009-03-23T15:34:00</dc:date>
            </office:change-info>
          </text:insertion>
        </text:changed-region>
        <text:changed-region text:id="ct328721464">
          <text:insertion>
            <office:change-info>
              <dc:creator>Johannes Engelhardt</dc:creator>
              <dc:date>2009-03-23T15:35:00</dc:date>
            </office:change-info>
          </text:insertion>
        </text:changed-region>
        <text:changed-region text:id="ct328720528">
          <text:insertion>
            <office:change-info>
              <dc:creator>Johannes Engelhardt</dc:creator>
              <dc:date>2009-03-23T15:34:00</dc:date>
            </office:change-info>
          </text:insertion>
        </text:changed-region>
        <text:changed-region text:id="ct328720840">
          <text:insertion>
            <office:change-info>
              <dc:creator>Johannes Engelhardt</dc:creator>
              <dc:date>2009-03-23T15:35:00</dc:date>
            </office:change-info>
          </text:insertion>
        </text:changed-region>
        <text:changed-region text:id="ct328719592">
          <text:insertion>
            <office:change-info>
              <dc:creator>Johannes Engelhardt</dc:creator>
              <dc:date>2009-03-23T15:35:00</dc:date>
            </office:change-info>
          </text:insertion>
        </text:changed-region>
        <text:changed-region text:id="ct328720632">
          <text:insertion>
            <office:change-info>
              <dc:creator>Johannes Engelhardt</dc:creator>
              <dc:date>2009-03-23T15:36:00</dc:date>
            </office:change-info>
          </text:insertion>
        </text:changed-region>
        <text:changed-region text:id="ct328719800">
          <text:insertion>
            <office:change-info>
              <dc:creator>Johannes Engelhardt</dc:creator>
              <dc:date>2009-03-23T15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fine simple color schem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ersion:</text:p>
          </table:table-cell>
          <table:table-cell table:style-name="Table1.A1" office:value-type="string">
            <text:p text:style-name="P2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2">Author(s):</text:p>
          </table:table-cell>
          <table:table-cell table:style-name="Table1.A1" office:value-type="string">
            <text:p text:style-name="P2">MF, MA, JS, TK</text:p>
          </table:table-cell>
        </table:table-row>
        <table:table-row table:style-name="Table1.1">
          <table:table-cell table:style-name="Table1.A1" office:value-type="string">
            <text:p text:style-name="P2">Created:</text:p>
          </table:table-cell>
          <table:table-cell table:style-name="Table1.A1" office:value-type="string">
            <text:p text:style-name="P2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2">Last modification: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Version</text:p>
          </table:table-cell>
          <table:table-cell table:style-name="Table2.B1" office:value-type="string">
            <text:p text:style-name="P2">Date</text:p>
          </table:table-cell>
          <table:table-cell table:style-name="Table2.B1" office:value-type="string">
            <text:p text:style-name="P2">Author(s)</text:p>
          </table:table-cell>
          <table:table-cell table:style-name="Table2.B1" office:value-type="string">
            <text:p text:style-name="P2">Changes</text:p>
          </table:table-cell>
        </table:table-row>
        <table:table-row table:style-name="Table2.2">
          <table:table-cell table:style-name="Table2.A2" office:value-type="string">
            <text:p text:style-name="P2">0.1</text:p>
          </table:table-cell>
          <table:table-cell table:style-name="Table2.B2" office:value-type="string">
            <text:p text:style-name="P2">03/19/2009</text:p>
          </table:table-cell>
          <table:table-cell table:style-name="Table2.B2" office:value-type="string">
            <text:p text:style-name="P2">MF, MA, JS, TK</text:p>
          </table:table-cell>
          <table:table-cell table:style-name="Table2.B2" office:value-type="string">
            <text:p text:style-name="P2">Initial version</text:p>
          </table:table-cell>
        </table:table-row>
      </table:table>
      <text:p text:style-name="Contents_20_header"/>
      <text:p text:style-name="P11">Unklar: sollen die Daten aus der vorhanden CSS-Datei deserialisiert werden?</text:p>
      <text:p text:style-name="Contents_20_header"><text:change-start text:change-id="ct328719488"/><text:span text:style-name="T1">Vorschlag: UI speichert das geänderte CSS in eine Datei, die zu </text:span><text:change-end text:change-id="ct328719488"/><text:change-start text:change-id="ct328719904"/><text:span text:style-name="T1">der entsprechenden TenantID zugeordnet ist, die CSS-Daten verlassen die UI also erst gar nicht</text:span><text:change-end text:change-id="ct328719904"/></text:p>
      <text:p text:style-name="Contents_20_header"><text:change-start text:change-id="ct328721360"/><text:span text:style-name="T1">Wie die </text:span><text:change-end text:change-id="ct328721360"/><text:change-start text:change-id="ct328721152"/><text:span text:style-name="T1">CSS-Daten aktualisiert werden, ist nicht klar!</text:span><text:change-end text:change-id="ct328721152"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13" text:outline-level="2"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Komponente</text:p>
          </table:table-cell>
          <table:table-cell table:style-name="Table3.B1" office:value-type="string">
            <text:p text:style-name="P5">Funktionalität</text:p>
          </table:table-cell>
        </table:table-row>
        <table:table-row table:style-name="Table3.1">
          <table:table-cell table:style-name="Table3.A2" office:value-type="string">
            <text:p text:style-name="P8">Koordinator</text:p>
          </table:table-cell>
          <table:table-cell table:style-name="Table3.B2" office:value-type="string">
            <text:p text:style-name="P1"><text:span text:style-name="T1">Koordiniert</text:span><office:annotation><dc:creator>Johannes Engelhardt</dc:creator><dc:date>2009-03-23T15:43:37.14</dc:date><text:p>Wird im Moment nicht gebraucht</text:p></office:annotation></text:p>
          </table:table-cell>
        </table:table-row>
        <table:table-row table:style-name="Table3.1">
          <table:table-cell table:style-name="Table3.A2" office:value-type="string">
            <text:p text:style-name="P8">Browser/UI</text:p>
          </table:table-cell>
          <table:table-cell table:style-name="Table3.B2" office:value-type="string">
            <text:p text:style-name="P8">Nimmt die Änderungen entgegen und speichert die Tenant-CSS</text:p>
          </table:table-cell>
        </table:table-row>
        <table:table-row table:style-name="Table3.1">
          <table:table-cell table:style-name="Table3.A2" office:value-type="string">
            <text:p text:style-name="P8">Color Scheme -&gt; CSS Serialisierer</text:p>
          </table:table-cell>
          <table:table-cell table:style-name="Table3.B2" office:value-type="string">
            <text:p text:style-name="P8">Serialisiert die Einstellungen des Benutzers in eine CSS-Datei</text:p>
          </table:table-cell>
        </table:table-row>
      </table:table>
      <text:h text:style-name="P13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atum</text:p>
          </table:table-cell>
          <table:table-cell table:style-name="Table4.B1" office:value-type="string">
            <text:p text:style-name="P5">Quelle</text:p>
          </table:table-cell>
        </table:table-row>
        <table:table-row table:style-name="Table4.1">
          <table:table-cell table:style-name="Table4.A2" office:value-type="string">
            <text:p text:style-name="P8">Vorheriges Farbschema</text:p>
          </table:table-cell>
          <table:table-cell table:style-name="Table4.B2" office:value-type="string">
            <text:p text:style-name="P1"><text:change text:change-id="ct328720424"/><text:change-start text:change-id="ct328719280"/><text:span text:style-name="T1">CSS-Datei innerhalb der UI</text:span><text:change-end text:change-id="ct328719280"/></text:p>
          </table:table-cell>
        </table:table-row>
      </table:table>
      <text:p text:style-name="Standard"/>
      <text:h text:style-name="P13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Datum (Typ)</text:p>
          </table:table-cell>
          <table:table-cell table:style-name="Table5.A1" office:value-type="string">
            <text:p text:style-name="P6">Speicherort</text:p>
          </table:table-cell>
          <table:table-cell table:style-name="Table5.C1" office:value-type="string">
            <text:p text:style-name="P7">Komponenten</text:p>
          </table:table-cell>
        </table:table-row>
        <table:table-row table:style-name="Table5.1">
          <table:table-cell table:style-name="Table5.A2" office:value-type="string">
            <text:p text:style-name="P8">Neues Farbschema (???)</text:p>
          </table:table-cell>
          <table:table-cell table:style-name="Table5.A2" office:value-type="string">
            <text:p text:style-name="P8"><text:change-start text:change-id="ct328720008"/>Als CSS-Datei innerhalb de UI<text:change-end text:change-id="ct328720008"/></text:p>
          </table:table-cell>
          <table:table-cell table:style-name="Table5.C2" office:value-type="string">
            <text:p text:style-name="P8"><text:change-start text:change-id="ct328719696"/>UI, CSS-Serialisierer<text:change-end text:change-id="ct328719696"/></text:p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C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C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C2" office:value-type="string">
            <text:p text:style-name="P8"/>
          </table:table-cell>
        </table:table-row>
      </table:table>
      <text:p text:style-name="Standard"/>
      <text:p text:style-name="P4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Datum (Typ)</text:p>
          </table:table-cell>
          <table:table-cell table:style-name="Table6.A1" office:value-type="string">
            <text:p text:style-name="P6">Speicherort</text:p>
          </table:table-cell>
          <table:table-cell table:style-name="Table6.C1" office:value-type="string">
            <text:p text:style-name="P7">Komponenten</text:p>
          </table:table-cell>
        </table:table-row>
        <table:table-row table:style-name="Table6.1">
          <table:table-cell table:style-name="Table6.A2" office:value-type="string">
            <text:p text:style-name="P1"><text:span text:style-name="T1">Neues Farbschema (</text:span><text:change text:change-id="ct328721568"/><text:change-start text:change-id="ct328721256"/><text:span text:style-name="T1">Werte in Formularfeldern</text:span><text:change-end text:change-id="ct328721256"/><text:span text:style-name="T1">)</text:span></text:p>
          </table:table-cell>
          <table:table-cell table:style-name="Table6.A2" office:value-type="string">
            <text:p text:style-name="P8"><text:change-start text:change-id="ct328721776"/>CSS-Datei innerhalb der UI<text:change-end text:change-id="ct328721776"/></text:p>
          </table:table-cell>
          <table:table-cell table:style-name="Table6.C2" office:value-type="string">
            <text:p text:style-name="P8"><text:change-start text:change-id="ct328719176"/>UI, CSS-(De)Serialisierer<text:change-end text:change-id="ct328719176"/></text:p>
          </table:table-cell>
        </table:table-row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8"/>
          </table:table-cell>
        </table:table-row>
        <text:soft-page-break/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8"/>
          </table:table-cell>
        </table:table-row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8"/>
          </table:table-cell>
        </table:table-row>
      </table:table>
      <text:p text:style-name="Standard"/>
      <text:h text:style-name="P13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Komponenten</text:p>
          </table:table-cell>
          <table:table-cell table:style-name="Table7.B1" office:value-type="string">
            <text:p text:style-name="P5">Art der Kommunikation</text:p>
          </table:table-cell>
        </table:table-row>
        <table:table-row table:style-name="Table7.1">
          <table:table-cell table:style-name="Table7.A2" office:value-type="string">
            <text:p text:style-name="P2"><text:change-start text:change-id="ct328720320"/><text:span text:style-name="T1">U</text:span><text:change-end text:change-id="ct328720320"/><text:change-start text:change-id="ct328720216"/><text:span text:style-name="T1">I</text:span><text:change-end text:change-id="ct328720216"/><text:change-start text:change-id="ct328721672"/><text:span text:style-name="T4"> </text:span><text:span text:style-name="T1">-&gt; CSS-Serialisierer</text:span><text:change-end text:change-id="ct328721672"/></text:p>
          </table:table-cell>
          <table:table-cell table:style-name="Table7.B2" office:value-type="string">
            <text:p text:style-name="P2"><text:change-start text:change-id="ct328720944"/><text:span text:style-name="T6">GetCSSFormulardaten(</text:span><text:change-end text:change-id="ct328720944"/><text:change-start text:change-id="ct328721464"/><text:span text:style-name="T6">TenantID</text:span><text:change-end text:change-id="ct328721464"/><text:change-start text:change-id="ct328720528"/><text:span text:style-name="T6">)</text:span><text:change-end text:change-id="ct328720528"/></text:p>
            <text:p text:style-name="P10"><text:change-start text:change-id="ct328720840"/>Return: CSS-Formulardaten<text:change-end text:change-id="ct328720840"/></text:p>
          </table:table-cell>
        </table:table-row>
        <table:table-row table:style-name="Table7.1">
          <table:table-cell table:style-name="Table7.A2" office:value-type="string">
            <text:p text:style-name="P9"><text:change-start text:change-id="ct328719592"/>UI -&gt; CSS-Serialisierer<text:change-end text:change-id="ct328719592"/></text:p>
          </table:table-cell>
          <table:table-cell table:style-name="Table7.B2" office:value-type="string">
            <text:p text:style-name="P2"><text:change-start text:change-id="ct328720632"/>generate<text:change-end text:change-id="ct328720632"/><text:change-start text:change-id="ct328719800"/><text:span text:style-name="T6">CSS(TenantID, Formulardaten)</text:span></text:p>
            <text:p text:style-name="P10">return: success/Exception<text:change-end text:change-id="ct328719800"/></text:p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5:43:00</meta:creation-date>
    <dc:date>2009-03-23T15:43:37.39</dc:date>
    <meta:print-date>2008-11-28T00:03:00</meta:print-date>
    <meta:editing-cycles>2</meta:editing-cycles>
    <meta:document-statistic meta:table-count="7" meta:image-count="1" meta:object-count="0" meta:page-count="3" meta:paragraph-count="61" meta:word-count="226" meta:character-count="1695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